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3.565cm"/>
    </style:style>
    <style:style style:name="gr3" style:family="graphic" style:parent-style-name="standard">
      <style:graphic-properties svg:stroke-width="0cm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fill="none" draw:textarea-vertical-align="middle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18cm" fo:min-width="0.86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19cm" fo:min-width="0.98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19cm" fo:min-width="0.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8cm" fo:min-width="0.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0.7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cm" svg:stroke-color="#000000" draw:marker-start-width="0.275cm" draw:marker-end-width="0.27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481cm" svg:height="0.79cm" svg:x="6.207cm" svg:y="7.35cm">
          <text:p text:style-name="P1"><text:span text:style-name="T1">Custom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1.697cm" svg:height="0.922cm" svg:x="2.143cm" svg:y="14.683cm">
          <text:p text:style-name="P1"><text:span text:style-name="T1">Cab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7.833cm" svg:height="3.815cm" svg:x="3.597cm" svg:y="9.02cm">
          <draw:text-box>
            <text:p/>
            <text:p/>
          </draw:text-box>
        </draw:frame>
        <draw:custom-shape draw:style-name="gr1" draw:text-style-name="P2" xml:id="id11" draw:id="id11" draw:layer="layout" svg:width="1.828cm" svg:height="1.185cm" svg:x="10.983cm" svg:y="15.817cm">
          <text:p text:style-name="P1"><text:span text:style-name="T1">Cruis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044cm" svg:height="0.922cm" svg:x="3.766cm" svg:y="12.811cm">
          <text:p text:style-name="P1"><text:span text:style-name="T1">boo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" draw:id="id1" draw:layer="layout" svg:width="1.75cm" svg:height="0.616cm" svg:x="2.27cm" svg:y="21.447cm">
          <text:p text:style-name="P1"><text:span text:style-name="T1">Sh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186cm" svg:height="0.889cm" svg:x="2.481cm" svg:y="18.145cm">
          <text:p text:style-name="P1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7" draw:id="id17" draw:layer="layout" svg:width="1.044cm" svg:height="0.972cm" svg:x="3.286cm" svg:y="11.541cm">
          <text:p text:style-name="P1"><text:span text:style-name="T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1.697cm" svg:height="0.922cm" svg:x="12.303cm" svg:y="12.684cm">
          <text:p text:style-name="P1"><text:span text:style-name="T1">Excur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1.727cm" svg:height="0.941cm" svg:x="8.671cm" svg:y="19.288cm">
          <text:p text:style-name="P1"><text:span text:style-name="T1">Ru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2" draw:id="id12" draw:layer="layout" svg:width="1.697cm" svg:height="1.054cm" svg:x="16.448cm" svg:y="16.748cm">
          <text:p text:style-name="P1"><text:span text:style-name="T1">betwe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3.145cm" svg:y1="21.447cm" svg:x2="3.074cm" svg:y2="19.034cm" draw:start-shape="id1" draw:start-glue-point="0" draw:end-shape="id2" draw:end-glue-point="6" svg:d="m3145 21447-71-2413">
          <text:p/>
        </draw:connector>
        <draw:connector draw:style-name="gr4" draw:text-style-name="P1" draw:layer="layout" draw:type="line" svg:x1="3.84cm" svg:y1="15.144cm" svg:x2="3.766cm" svg:y2="13.272cm" draw:start-shape="id3" draw:start-glue-point="7" draw:end-shape="id4" draw:end-glue-point="5" svg:d="m3840 15144-74-1872">
          <text:p/>
        </draw:connector>
        <draw:connector draw:style-name="gr4" draw:text-style-name="P1" draw:layer="layout" draw:type="line" svg:x1="3.074cm" svg:y1="18.145cm" svg:x2="2.992cm" svg:y2="15.605cm" draw:start-shape="id2" draw:start-glue-point="4" draw:end-shape="id3" draw:end-glue-point="6" svg:d="m3074 18145-82-2540">
          <text:p/>
        </draw:connector>
        <draw:frame draw:style-name="gr5" draw:text-style-name="P3" draw:layer="layout" svg:width="1.36cm" svg:height="0.668cm" svg:x="9.89cm" svg:y="18.366cm">
          <draw:text-box>
            <text:p><text:span text:style-name="T1">(1,1)</text:span></text:p>
          </draw:text-box>
        </draw:frame>
        <draw:frame draw:style-name="gr6" draw:text-style-name="P3" draw:layer="layout" svg:width="1.521cm" svg:height="0.669cm" svg:x="3.159cm" svg:y="16.587cm">
          <draw:text-box>
            <text:p><text:span text:style-name="T1">(m,p)</text:span></text:p>
          </draw:text-box>
        </draw:frame>
        <draw:frame draw:style-name="gr7" draw:text-style-name="P3" draw:layer="layout" svg:width="1.36cm" svg:height="0.669cm" svg:x="10.102cm" svg:y="3.182cm">
          <draw:text-box>
            <text:p><text:span text:style-name="T1">(1,1)</text:span></text:p>
          </draw:text-box>
        </draw:frame>
        <draw:frame draw:style-name="gr8" draw:text-style-name="P3" draw:layer="layout" svg:width="1.36cm" svg:height="0.668cm" svg:x="4.974cm" svg:y="9.763cm">
          <draw:text-box>
            <text:p><text:span text:style-name="T1">(1,m)</text:span></text:p>
          </draw:text-box>
        </draw:frame>
        <draw:frame draw:style-name="gr9" draw:text-style-name="P3" draw:layer="layout" svg:width="1.529cm" svg:height="0.669cm" svg:x="2.9cm" svg:y="13.666cm">
          <draw:text-box>
            <text:p><text:span text:style-name="T1">(1,n)</text:span></text:p>
          </draw:text-box>
        </draw:frame>
        <draw:custom-shape draw:style-name="gr1" draw:text-style-name="P2" xml:id="id6" draw:id="id6" draw:layer="layout" svg:width="1.143cm" svg:height="0.762cm" svg:x="12.176cm" svg:y="2.397cm">
          <text:p text:style-name="P1"><text:span text:style-name="T1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line" svg:x1="8.688cm" svg:y1="7.745cm" svg:x2="12.176cm" svg:y2="2.778cm" draw:start-shape="id5" draw:start-glue-point="7" draw:end-shape="id6" draw:end-glue-point="5" svg:d="m8688 7745 3488-4967">
          <text:p/>
        </draw:connector>
        <draw:custom-shape draw:style-name="gr1" draw:text-style-name="P2" xml:id="id7" draw:id="id7" draw:layer="layout" svg:width="1.397cm" svg:height="0.762cm" svg:x="17.383cm" svg:y="3.032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3.319cm" svg:y1="2.778cm" svg:x2="17.383cm" svg:y2="3.413cm" draw:start-shape="id6" draw:start-glue-point="7" draw:end-shape="id7" draw:end-glue-point="3" svg:d="m13319 2778 4064 635">
          <text:p/>
        </draw:connector>
        <draw:frame draw:style-name="gr11" draw:text-style-name="P3" draw:layer="layout" svg:width="1.323cm" svg:height="0.645cm" svg:x="15.351cm" svg:y="2.397cm">
          <draw:text-box>
            <text:p><text:span text:style-name="T1">(1,m)</text:span></text:p>
          </draw:text-box>
        </draw:frame>
        <draw:connector draw:style-name="gr10" draw:text-style-name="P2" draw:layer="layout" draw:type="line" svg:x1="7.448cm" svg:y1="8.14cm" svg:x2="4.288cm" svg:y2="12.811cm" draw:start-shape="id5" draw:start-glue-point="6" draw:end-shape="id4" draw:end-glue-point="4" svg:d="m7448 8140-3160 4671">
          <text:p/>
        </draw:connector>
        <draw:connector draw:style-name="gr10" draw:text-style-name="P2" draw:layer="layout" draw:type="line" svg:x1="4.02cm" svg:y1="21.755cm" svg:x2="8.671cm" svg:y2="19.759cm" draw:start-shape="id1" draw:start-glue-point="1" draw:end-shape="id8" draw:end-glue-point="5" svg:d="m4020 21755 4651-1996">
          <text:p/>
        </draw:connector>
        <draw:connector draw:style-name="gr10" draw:text-style-name="P2" draw:layer="layout" draw:type="line" svg:x1="16.367cm" svg:y1="6.334cm" svg:x2="13.151cm" svg:y2="12.684cm" draw:start-shape="id9" draw:end-shape="id10" draw:end-glue-point="0" svg:d="m16367 6334-3216 6350">
          <text:p/>
        </draw:connector>
        <draw:connector draw:style-name="gr10" draw:text-style-name="P2" draw:layer="layout" draw:type="line" svg:x1="12.811cm" svg:y1="16.409cm" svg:x2="16.448cm" svg:y2="17.275cm" draw:start-shape="id11" draw:start-glue-point="1" draw:end-shape="id12" draw:end-glue-point="5" svg:d="m12811 16409 3637 866">
          <text:p/>
        </draw:connector>
        <draw:custom-shape draw:style-name="gr1" draw:text-style-name="P2" xml:id="id13" draw:id="id13" draw:layer="layout" svg:width="1.905cm" svg:height="0.635cm" svg:x="18.399cm" svg:y="13.065cm">
          <text:p text:style-name="P1"><text:span text:style-name="T1">Ports-of-Call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8.145cm" svg:y1="17.275cm" svg:x2="18.399cm" svg:y2="13.382cm" draw:start-shape="id12" draw:start-glue-point="7" draw:end-shape="id13" svg:d="m18145 17275 254-3893">
          <text:p/>
        </draw:connector>
        <draw:custom-shape draw:style-name="gr1" draw:text-style-name="P2" xml:id="id14" draw:id="id14" draw:layer="layout" svg:width="1.016cm" svg:height="1.016cm" svg:x="18.399cm" svg:y="9.382cm">
          <text:p text:style-name="P1"><text:span text:style-name="T1">ha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draw:type="line" svg:x1="19.351cm" svg:y1="13.065cm" svg:x2="18.907cm" svg:y2="10.398cm" draw:start-shape="id13" draw:start-glue-point="0" draw:end-shape="id14" draw:end-glue-point="6" svg:d="m19351 13065-444-2667">
          <text:p/>
        </draw:connector>
        <draw:connector draw:style-name="gr10" draw:text-style-name="P2" draw:layer="layout" draw:type="line" svg:x1="18.399cm" svg:y1="9.89cm" svg:x2="14cm" svg:y2="13.145cm" draw:start-shape="id14" draw:start-glue-point="5" draw:end-shape="id10" draw:end-glue-point="1" svg:d="m18399 9890-4399 3255">
          <text:p/>
        </draw:connector>
        <draw:connector draw:style-name="gr10" draw:text-style-name="P2" draw:layer="layout" draw:type="line" svg:x1="9.535cm" svg:y1="19.288cm" svg:x2="11.897cm" svg:y2="17.002cm" draw:start-shape="id8" draw:start-glue-point="4" draw:end-shape="id11" draw:end-glue-point="2" svg:d="m9535 19288 2362-2286">
          <text:p/>
        </draw:connector>
        <draw:frame draw:style-name="gr11" draw:text-style-name="P3" draw:layer="layout" svg:width="1.226cm" svg:height="0.645cm" svg:x="5.064cm" svg:y="20.939cm">
          <draw:text-box>
            <text:p><text:span text:style-name="T1">(1,1)</text:span></text:p>
          </draw:text-box>
        </draw:frame>
        <draw:frame draw:style-name="gr11" draw:text-style-name="P3" draw:layer="layout" svg:width="1.226cm" svg:height="0.645cm" svg:x="3.159cm" svg:y="20.04cm">
          <draw:text-box>
            <text:p><text:span text:style-name="T1">(1,1)</text:span></text:p>
          </draw:text-box>
        </draw:frame>
        <draw:frame draw:style-name="gr11" draw:text-style-name="P3" draw:layer="layout" svg:width="1.226cm" svg:height="0.645cm" svg:x="13.573cm" svg:y="15.732cm">
          <draw:text-box>
            <text:p><text:span text:style-name="T1">(1,1)</text:span></text:p>
          </draw:text-box>
        </draw:frame>
        <draw:frame draw:style-name="gr11" draw:text-style-name="P3" draw:layer="layout" svg:width="1.323cm" svg:height="0.645cm" svg:x="18.272cm" svg:y="13.7cm">
          <draw:text-box>
            <text:p><text:span text:style-name="T1">(1,m)</text:span></text:p>
          </draw:text-box>
        </draw:frame>
        <draw:frame draw:style-name="gr11" draw:text-style-name="P3" draw:layer="layout" svg:width="1.226cm" svg:height="0.645cm" svg:x="19.288cm" svg:y="11.658cm">
          <draw:text-box>
            <text:p><text:span text:style-name="T1">(1,1)</text:span></text:p>
          </draw:text-box>
        </draw:frame>
        <draw:frame draw:style-name="gr11" draw:text-style-name="P3" draw:layer="layout" svg:width="1.323cm" svg:height="0.645cm" svg:x="16.441cm" svg:y="10.134cm">
          <draw:text-box>
            <text:p><text:span text:style-name="T1">(0,m)</text:span></text:p>
          </draw:text-box>
        </draw:frame>
        <draw:frame draw:style-name="gr11" draw:text-style-name="P3" draw:layer="layout" svg:width="1.226cm" svg:height="0.645cm" svg:x="13.954cm" svg:y="8.229cm">
          <draw:text-box>
            <text:p><text:span text:style-name="T1">(0,p)</text:span></text:p>
          </draw:text-box>
        </draw:frame>
        <draw:custom-shape draw:style-name="gr12" draw:text-style-name="P2" xml:id="id15" draw:id="id15" draw:layer="layout" svg:width="1.016cm" svg:height="0.889cm" svg:x="11.922cm" svg:y="22.336cm">
          <text:p text:style-name="P1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draw:type="line" svg:x1="3.145cm" svg:y1="22.063cm" svg:x2="11.922cm" svg:y2="22.78cm" draw:start-shape="id1" draw:start-glue-point="2" draw:end-shape="id15" svg:d="m3145 22063 8777 717">
          <text:p/>
        </draw:connector>
        <draw:connector draw:style-name="gr10" draw:text-style-name="P2" draw:layer="layout" draw:type="line" svg:x1="12.938cm" svg:y1="22.78cm" svg:x2="17.764cm" svg:y2="23.86cm" draw:start-shape="id15" draw:start-glue-point="7" draw:end-shape="id16" draw:end-glue-point="3" svg:d="m12938 22780 4826 1080">
          <text:p/>
        </draw:connector>
        <draw:frame draw:style-name="gr11" draw:text-style-name="P3" draw:layer="layout" svg:width="1.226cm" svg:height="0.645cm" svg:x="6.207cm" svg:y="22.326cm">
          <draw:text-box>
            <text:p><text:span text:style-name="T1">(1,1)</text:span></text:p>
          </draw:text-box>
        </draw:frame>
        <draw:frame draw:style-name="gr11" draw:text-style-name="P3" draw:layer="layout" svg:width="1.323cm" svg:height="0.645cm" svg:x="14.282cm" svg:y="22.326cm">
          <draw:text-box>
            <text:p><text:span text:style-name="T1">(0,m)</text:span></text:p>
          </draw:text-box>
        </draw:frame>
        <draw:custom-shape draw:style-name="gr1" draw:text-style-name="P2" xml:id="id9" draw:id="id9" draw:layer="layout" svg:width="1.27cm" svg:height="0.762cm" svg:x="16.367cm" svg:y="5.953cm">
          <text:p text:style-name="P1"><text:span text:style-name="T1">boo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line" svg:x1="8.688cm" svg:y1="7.745cm" svg:x2="16.367cm" svg:y2="6.334cm" draw:start-shape="id5" draw:start-glue-point="7" draw:end-shape="id9" draw:end-glue-point="5" svg:d="m8688 7745 7679-1411">
          <text:p/>
        </draw:connector>
        <draw:frame draw:style-name="gr11" draw:text-style-name="P3" draw:layer="layout" svg:width="1.15cm" svg:height="0.645cm" svg:x="13.312cm" svg:y="5.943cm">
          <draw:text-box>
            <text:p><text:span text:style-name="T1">(0,r)</text:span></text:p>
          </draw:text-box>
        </draw:frame>
        <draw:connector draw:style-name="gr10" draw:text-style-name="P1" draw:layer="layout" draw:type="line" svg:x1="3.808cm" svg:y1="12.513cm" svg:x2="4.288cm" svg:y2="12.811cm" draw:start-shape="id17" draw:start-glue-point="8" draw:end-shape="id4" draw:end-glue-point="4" svg:d="m3808 12513 480 298">
          <text:p/>
        </draw:connector>
        <draw:custom-shape draw:style-name="gr1" draw:text-style-name="P2" xml:id="id18" draw:id="id18" draw:layer="layout" svg:width="0.889cm" svg:height="0.762cm" svg:x="16.137cm" svg:y="7.596cm">
          <text:p text:style-name="P1"><text:span text:style-name="T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6.896cm" svg:y1="7.707cm" svg:x2="17.002cm" svg:y2="6.715cm" draw:start-shape="id18" draw:start-glue-point="11" draw:end-shape="id9" draw:end-glue-point="6" svg:d="m16896 7707 106-992">
          <text:p/>
        </draw:connector>
        <draw:custom-shape draw:style-name="gr1" draw:text-style-name="P2" xml:id="id19" draw:id="id19" draw:layer="layout" svg:width="1.143cm" svg:height="0.762cm" svg:x="4.83cm" svg:y="12.097cm">
          <text:p text:style-name="P1"><text:span text:style-name="T1">Shi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4.81cm" svg:y1="13.272cm" svg:x2="5.402cm" svg:y2="12.859cm" draw:start-shape="id4" draw:end-shape="id19" draw:end-glue-point="8" svg:d="m4810 13272 592-413">
          <text:p/>
        </draw:connector>
        <draw:custom-shape draw:style-name="gr1" draw:text-style-name="P2" xml:id="id21" draw:id="id21" draw:layer="layout" svg:width="1.778cm" svg:height="0.635cm" svg:x="1.508cm" svg:y="1.889cm">
          <text:p text:style-name="P1"><text:span text:style-name="T1">Credit C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016cm" svg:height="0.762cm" svg:x="3.286cm" svg:y="3.413cm">
          <text:p text:style-name="P1"><text:span text:style-name="T1">h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" draw:layer="layout" draw:type="line" svg:x1="3.286cm" svg:y1="3.794cm" svg:x2="3.286cm" svg:y2="2.206cm" draw:start-shape="id20" draw:start-glue-point="5" draw:end-shape="id21" svg:d="m3286 3794v-1588">
          <text:p/>
        </draw:connector>
        <draw:connector draw:style-name="gr10" draw:text-style-name="P2" draw:layer="layout" draw:type="line" svg:x1="4.302cm" svg:y1="3.794cm" svg:x2="6.207cm" svg:y2="7.745cm" draw:start-shape="id20" draw:start-glue-point="7" draw:end-shape="id5" draw:end-glue-point="5" svg:d="m4302 3794 1905 3951">
          <text:p/>
        </draw:connector>
        <draw:frame draw:style-name="gr11" draw:text-style-name="P3" draw:layer="layout" svg:width="1.226cm" svg:height="0.645cm" svg:x="4.048cm" svg:y="4.927cm">
          <draw:text-box>
            <text:p><text:span text:style-name="T1">(1,1)</text:span></text:p>
          </draw:text-box>
        </draw:frame>
        <draw:frame draw:style-name="gr11" draw:text-style-name="P3" draw:layer="layout" svg:width="1.323cm" svg:height="0.645cm" svg:x="2.016cm" svg:y="2.905cm">
          <draw:text-box>
            <text:p><text:span text:style-name="T1">(1,m)</text:span></text:p>
          </draw:text-box>
        </draw:frame>
        <draw:custom-shape draw:style-name="gr1" draw:text-style-name="P2" xml:id="id22" draw:id="id22" draw:layer="layout" svg:width="1.143cm" svg:height="0.762cm" svg:x="7.096cm" svg:y="13.446cm">
          <text:p text:style-name="P1"><text:span text:style-name="T1">bring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3" draw:id="id23" draw:layer="layout" svg:width="1.778cm" svg:height="0.635cm" svg:x="10.652cm" svg:y="10.144cm">
          <text:p text:style-name="P1"><text:span text:style-name="T1">Gues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7.667cm" svg:y1="13.446cm" svg:x2="7.448cm" svg:y2="8.14cm" draw:start-shape="id22" draw:end-shape="id5" draw:end-glue-point="6" svg:d="m7667 13446-219-5306">
          <text:p/>
        </draw:connector>
        <draw:connector draw:style-name="gr10" draw:text-style-name="P1" draw:layer="layout" draw:type="line" svg:x1="7.668cm" svg:y1="13.446cm" svg:x2="11.541cm" svg:y2="10.779cm" draw:start-shape="id22" draw:start-glue-point="4" draw:end-shape="id23" draw:end-glue-point="2" svg:d="m7668 13446 3873-2667">
          <text:p/>
        </draw:connector>
        <draw:frame draw:style-name="gr11" draw:text-style-name="P3" draw:layer="layout" svg:width="1.226cm" svg:height="0.645cm" svg:x="7.604cm" svg:y="8.747cm">
          <draw:text-box>
            <text:p><text:span text:style-name="T1">(1,1)</text:span></text:p>
          </draw:text-box>
        </draw:frame>
        <draw:frame draw:style-name="gr11" draw:text-style-name="P3" draw:layer="layout" svg:width="1.323cm" svg:height="0.645cm" svg:x="9.763cm" svg:y="11.795cm">
          <draw:text-box>
            <text:p><text:span text:style-name="T1">(1,m)</text:span></text:p>
          </draw:text-box>
        </draw:frame>
        <draw:custom-shape draw:style-name="gr1" draw:text-style-name="P2" xml:id="id16" draw:id="id16" draw:layer="layout" svg:width="1.524cm" svg:height="0.762cm" svg:x="17.764cm" svg:y="23.479cm">
          <text:p text:style-name="P1"><text:span text:style-name="T1">Amenitie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7.668cm" svg:y1="14.208cm" svg:x2="11.897cm" svg:y2="15.817cm" draw:start-shape="id22" draw:start-glue-point="6" draw:end-shape="id11" draw:end-glue-point="0" svg:d="m7668 14208 4229 1609">
          <text:p/>
        </draw:connector>
        <draw:frame draw:style-name="gr11" draw:text-style-name="P3" draw:layer="layout" svg:width="1.226cm" svg:height="0.645cm" svg:x="9.065cm" svg:y="14.331cm">
          <draw:text-box>
            <text:p><text:span text:style-name="T1">(1,1)</text:span></text:p>
          </draw:text-box>
        </draw:frame>
        <draw:connector draw:style-name="gr10" draw:text-style-name="P1" draw:layer="layout" draw:type="line" svg:x1="3.84cm" svg:y1="15.144cm" svg:x2="7.096cm" svg:y2="13.827cm" draw:start-shape="id3" draw:start-glue-point="7" draw:end-shape="id22" svg:d="m3840 15144 3256-1317">
          <text:p/>
        </draw:connector>
        <draw:frame draw:style-name="gr11" draw:text-style-name="P3" draw:layer="layout" svg:width="1.226cm" svg:height="0.645cm" svg:x="4.6cm" svg:y="14.579cm">
          <draw:text-box>
            <text:p><text:span text:style-name="T1">(1,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U Student</meta:initial-creator>
    <meta:creation-date>2013-06-29T12:47:47</meta:creation-date>
    <dc:date>2013-08-01T11:42:33</dc:date>
    <dc:creator>NIU Student</dc:creator>
    <meta:editing-duration>PT9H3M33S</meta:editing-duration>
    <meta:editing-cycles>21</meta:editing-cycles>
    <meta:generator>LibreOffice/3.6$Linux_x86 LibreOffice_project/360m1$Build-2</meta:generator>
    <meta:printed-by>NIU Student</meta:printed-by>
    <meta:print-date>2013-08-01T10:10:28</meta:print-date>
    <meta:document-statistic meta:object-count="71"/>
  </office:meta>
</office:document-meta>
</file>